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_d0_f3" svg:font-family="g_d0_f3"/>
    <style:font-face style:name="g_d0_f5" svg:font-family="g_d0_f5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dda1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8dda1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officeooo:rsid="00176cb5" officeooo:paragraph-rsid="00176cb5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officeooo:rsid="0018dda1" officeooo:paragraph-rsid="0018dda1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officeooo:rsid="001a54a8" officeooo:paragraph-rsid="0018dda1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bba9a" officeooo:paragraph-rsid="001bba9a" style:font-size-asian="20pt" style:font-size-complex="20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6pt" officeooo:rsid="0018dda1" officeooo:paragraph-rsid="0018dda1" style:font-size-asian="14pt" style:font-size-complex="16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6pt" style:text-underline-style="none" officeooo:rsid="00176cb5" officeooo:paragraph-rsid="00176cb5" style:font-size-asian="14pt" style:font-size-complex="16pt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6pt" style:text-underline-style="none" officeooo:rsid="0018dda1" officeooo:paragraph-rsid="0018dda1" style:font-size-asian="14pt" style:font-size-complex="16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6pt" style:text-underline-style="none" officeooo:rsid="001a54a8" officeooo:paragraph-rsid="001a54a8" style:font-size-asian="14pt" style:font-size-complex="16pt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8dda1" officeooo:paragraph-rsid="0018dda1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bba9a" officeooo:paragraph-rsid="001bba9a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cd232" officeooo:paragraph-rsid="001cd232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style:font-name="g_d0_f3" fo:font-size="10.5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officeooo:paragraph-rsid="001cd232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officeooo:paragraph-rsid="001e562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officeooo:rsid="001e562d" officeooo:paragraph-rsid="001e562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fo:font-weight="bold" officeooo:rsid="001e562d" officeooo:paragraph-rsid="001e562d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style:text-underline-style="none" officeooo:rsid="001a54a8" officeooo:paragraph-rsid="001b99a2" style:font-size-asian="13.1000003814697pt" style:font-size-complex="15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style:text-underline-style="none" officeooo:rsid="001a54a8" officeooo:paragraph-rsid="001b99a2" style:font-size-asian="13.1000003814697pt" style:font-size-complex="15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style:text-underline-style="none" officeooo:rsid="001bba9a" officeooo:paragraph-rsid="001bba9a" style:font-size-asian="13.1000003814697pt" style:font-size-complex="15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style:text-underline-style="none" fo:font-weight="bold" officeooo:rsid="001a54a8" officeooo:paragraph-rsid="001a54a8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style:text-underline-style="none" fo:font-weight="bold" officeooo:rsid="001b99a2" officeooo:paragraph-rsid="001b99a2" style:font-size-asian="13.1000003814697pt" style:font-weight-asian="bold" style:font-size-complex="15pt" style:font-weight-complex="bold"/>
    </style:style>
    <style:style style:name="T1" style:family="text">
      <style:text-properties fo:font-size="20pt" style:text-underline-style="none" style:font-size-asian="17.5pt" style:font-size-complex="20pt"/>
    </style:style>
    <style:style style:name="T2" style:family="text">
      <style:text-properties fo:font-size="20pt" style:text-underline-style="none" officeooo:rsid="0018dda1" style:font-size-asian="17.5pt" style:font-size-complex="20pt"/>
    </style:style>
    <style:style style:name="T3" style:family="text">
      <style:text-properties fo:font-size="24pt" officeooo:rsid="00176cb5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officeooo:rsid="00176cb5" style:font-size-asian="24pt" style:font-size-complex="2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cd232" style:font-size-asian="13.1000003814697pt" style:font-weight-asian="bold" style:font-size-complex="15pt" style:font-weight-complex="bold"/>
    </style:style>
    <style:style style:name="T7" style:family="text">
      <style:text-properties style:text-underline-style="none" fo:font-weight="bold" officeooo:rsid="001e562d" style:font-size-asian="15pt" style:font-weight-asian="bold" style:font-size-complex="15pt" style:font-weight-complex="bold"/>
    </style:style>
    <style:style style:name="T8" style:family="text">
      <style:text-properties style:text-underline-style="none" style:font-size-asian="15pt" style:font-size-complex="15pt"/>
    </style:style>
    <style:style style:name="T9" style:family="text">
      <style:text-properties style:text-underline-style="none" officeooo:rsid="001cd232" style:font-size-asian="15pt" style:font-size-complex="15pt"/>
    </style:style>
    <style:style style:name="T10" style:family="text">
      <style:text-properties style:text-underline-style="none" fo:font-weight="normal" officeooo:rsid="001cd232" style:font-size-asian="15pt" style:font-weight-asian="normal" style:font-size-complex="15pt" style:font-weight-complex="normal"/>
    </style:style>
    <style:style style:name="T11" style:family="text">
      <style:text-properties style:text-underline-style="none" fo:font-weight="normal" officeooo:rsid="001e562d" style:font-size-asian="15pt" style:font-weight-asian="normal" style:font-size-complex="15pt" style:font-weight-complex="normal"/>
    </style:style>
    <style:style style:name="T12" style:family="text">
      <style:text-properties style:text-underline-style="none" officeooo:rsid="001e562d"/>
    </style:style>
    <style:style style:name="T13" style:family="text">
      <style:text-properties officeooo:rsid="0018dda1"/>
    </style:style>
    <style:style style:name="T14" style:family="text">
      <style:text-properties fo:font-size="16pt" style:text-underline-style="solid" style:text-underline-width="auto" style:text-underline-color="font-color" officeooo:rsid="00176cb5" style:font-size-asian="14pt" style:font-size-complex="16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99a2" style:font-weight-asian="normal" style:font-weight-complex="normal"/>
    </style:style>
    <style:style style:name="T17" style:family="text">
      <style:text-properties fo:font-weight="normal" officeooo:rsid="001bba9a" style:font-weight-asian="normal" style:font-weight-complex="normal"/>
    </style:style>
    <style:style style:name="T18" style:family="text">
      <style:text-properties fo:font-weight="normal" officeooo:rsid="001e562d" style:font-weight-asian="normal" style:font-weight-complex="normal"/>
    </style:style>
    <style:style style:name="T19" style:family="text">
      <style:text-properties officeooo:rsid="001b99a2"/>
    </style:style>
    <style:style style:name="T20" style:family="text">
      <style:text-properties officeooo:rsid="001bba9a"/>
    </style:style>
    <style:style style:name="T21" style:family="text">
      <style:text-properties style:font-name="g_d0_f3" fo:font-size="10.5pt"/>
    </style:style>
    <style:style style:name="T22" style:family="text">
      <style:text-properties style:font-name="g_d0_f3" fo:font-size="10.5pt" officeooo:rsid="001e562d"/>
    </style:style>
    <style:style style:name="T23" style:family="text">
      <style:text-properties style:font-size-asian="15pt" style:font-size-complex="15pt"/>
    </style:style>
    <style:style style:name="T24" style:family="text">
      <style:text-properties officeooo:rsid="001e562d" style:font-size-asian="15pt" style:font-size-complex="15pt"/>
    </style:style>
    <style:style style:name="T25" style:family="text">
      <style:text-properties fo:font-size="10.5pt"/>
    </style:style>
    <style:style style:name="T26" style:family="text">
      <style:text-properties fo:font-size="10.5pt" officeooo:rsid="001e56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4">Leonel Cruz</text:span></text:p>
      <text:p text:style-name="P4"><text:span text:style-name="T4"/></text:p>
      <text:p text:style-name="P5">Tech Skills <text:s text:c="53"/></text:p>
      <text:list xml:id="list2892283029" text:style-name="L2">
        <text:list-item>
          <text:p text:style-name="P10">Python(High)</text:p>
        </text:list-item>
        <text:list-item>
          <text:p text:style-name="P10">C(Arduino(Mid))</text:p>
        </text:list-item>
        <text:list-item>
          <text:p text:style-name="P10">HTML5(Mid)</text:p>
        </text:list-item>
        <text:list-item>
          <text:p text:style-name="P10">CSS(Mid)</text:p>
        </text:list-item>
        <text:list-item>
          <text:p text:style-name="P10">Java(Mid)</text:p>
        </text:list-item>
        <text:list-item>
          <text:p text:style-name="P10">WebFlow(High)</text:p>
        </text:list-item>
        <text:list-item>
          <text:p text:style-name="P10">Word<text:span text:style-name="T13">P</text:span>ress(Mid)</text:p>
        </text:list-item>
        <text:list-item>
          <text:p text:style-name="P10">JavaScript(Low)</text:p>
        </text:list-item>
        <text:list-item>
          <text:p text:style-name="P10">SQL(Low)</text:p>
        </text:list-item>
        <text:list-item>
          <text:p text:style-name="P11">Excel(Mid)</text:p>
        </text:list-item>
        <text:list-item>
          <text:p text:style-name="P10">C#(Low)</text:p>
        </text:list-item>
        <text:list-item>
          <text:p text:style-name="P10">Unity Game Engine(Low)</text:p>
        </text:list-item>
        <text:list-item>
          <text:p text:style-name="P10">Django(Low)</text:p>
        </text:list-item>
        <text:list-item>
          <text:p text:style-name="P12">WindowsOS</text:p>
        </text:list-item>
        <text:list-item>
          <text:p text:style-name="P12">MacOS</text:p>
        </text:list-item>
        <text:list-item>
          <text:p text:style-name="P12">GNU</text:p>
        </text:list-item>
        <text:list-item>
          <text:p text:style-name="P12">PureOS</text:p>
          <text:p text:style-name="P3"><text:span text:style-name="T14"/></text:p>
        </text:list-item>
      </text:list>
      <text:p text:style-name="P2"><text:span text:style-name="T2">Skills</text:span></text:p>
      <text:list xml:id="list2168818994" text:style-name="L4">
        <text:list-item>
          <text:p text:style-name="P9"><text:span text:style-name="T5">Bi-lingual(Fluent in English + Spanish)</text:span></text:p>
        </text:list-item>
        <text:list-item>
          <text:p text:style-name="P9"><text:span text:style-name="T5">Leadership Experience</text:span></text:p>
        </text:list-item>
        <text:list-item>
          <text:p text:style-name="P9"><text:span text:style-name="T5">Management Experience</text:span></text:p>
        </text:list-item>
        <text:list-item>
          <text:p text:style-name="P9"><text:span text:style-name="T5">P&amp;L Report and COG Report Management</text:span></text:p>
        </text:list-item>
      </text:list>
      <text:list xml:id="list2126551336" text:style-name="L3">
        <text:list-header>
          <text:p text:style-name="P13"><text:span text:style-name="T1"/></text:p>
        </text:list-header>
      </text:list>
      <text:p text:style-name="P6">Experience(Tech)</text:p>
      <text:p text:style-name="P24">Free Lance Developer</text:p>
      <text:p text:style-name="P24">201<text:span text:style-name="T19">7</text:span>-Current</text:p>
      <text:p text:style-name="P24"><text:tab/><text:tab/><text:span text:style-name="T15">Honing My skills using self-taught methods and Online resources,</text:span></text:p>
      <text:p text:style-name="P24"><text:span text:style-name="T15"><text:tab/><text:tab/>Working with real-world projects and exercises to better my skill</text:span></text:p>
      <text:p text:style-name="P24"><text:span text:style-name="T15"><text:tab/><text:tab/>set. Creating Simple Static web pages for friends and continuously </text:span></text:p>
      <text:p text:style-name="P24"><text:span text:style-name="T15"><text:tab/><text:tab/>learning using Online platforms such as Udemy, FreeCodeCamp, <text:tab/><text:tab/>EdX, Coursera, Codeacademy, </text:span><text:span text:style-name="T16">DataQuest(My current path) </text:span><text:span text:style-name="T17">etc.</text:span><text:span text:style-name="T16"> all <text:tab/><text:tab/>while Gaining Certifications for my completions and gaining more</text:span></text:p>
      <text:p text:style-name="P24"><text:span text:style-name="T16"><text:tab/><text:tab/>and more experiences. Also Working on small applications, </text:span></text:p>
      <text:p text:style-name="P24"><text:soft-page-break/><text:span text:style-name="T16"><text:tab/><text:tab/>currently working on a budgeting app tailored to my small <text:tab/><text:tab/><text:tab/><text:tab/>investments. </text:span></text:p>
      <text:p text:style-name="P24"><text:span text:style-name="T16"/></text:p>
      <text:p text:style-name="P24"><text:span text:style-name="T16"/></text:p>
      <text:p text:style-name="P25">QooQee</text:p>
      <text:p text:style-name="P25">Front-end Developer</text:p>
      <text:p text:style-name="P25">6-2018 - 9-2018</text:p>
      <text:p text:style-name="P22"><text:span text:style-name="T19"><text:s text:c="4"/>Working remote for QooQee was a challenging experience</text:span></text:p>
      <text:p text:style-name="P21"><text:span text:style-name="T19"><text:tab/><text:tab/> with great exposure to the tech world. I was exposed to a platform I <text:tab/> <text:s text:c="9"/>wasn’t familiar with , Webflow. Transferred templates used with <text:tab/><text:tab/> Muse platform as a transition method into WebFlow. I mimicked <text:s text:c="2"/><text:tab/><text:tab/> the Muse sites to Webflow, creating responsive and dynamic sites <text:tab/><text:tab/> to look exactly the same as the one in his Muse <text:tab/><text:tab/> <text:tab/><text:tab/><text:tab/> portfolio. Worked with CSS3 and HTML5 to compensate any short <text:tab/><text:tab/> comings Webflow was having at the time because it was still <text:tab/><text:tab/><text:tab/> considered a fairly new platform. Completed Assignments on time </text:span></text:p>
      <text:p text:style-name="P21"><text:tab/><text:tab/> <text:span text:style-name="T20">and met dead lines.</text:span></text:p>
      <text:p text:style-name="P21"/>
      <text:p text:style-name="P21"/>
      <text:p text:style-name="P21"/>
      <text:p text:style-name="P23"/>
      <text:p text:style-name="P8"><text:span text:style-name="T5">Leadership/Management Experience</text:span></text:p>
      <text:p text:style-name="P15"><text:span text:style-name="T5">Surfer[The Bar</text:span><text:span text:style-name="T12">] – General Manager</text:span></text:p>
      <text:p text:style-name="P15"><text:span text:style-name="T5">12-2016 – 02-2018</text:span></text:p>
      <text:p text:style-name="P17"><text:span text:style-name="T6"><text:tab/><text:tab/></text:span><text:span text:style-name="T10">Managed daily operations, Handled cash and cc reports. </text:span></text:p>
      <text:p text:style-name="P17"><text:span text:style-name="T10"><text:tab/><text:tab/>Employed, Hired, Trained and Developed a team of 100+</text:span></text:p>
      <text:p text:style-name="P17"><text:span text:style-name="T10"><text:tab/><text:tab/>Employees, Managed Labor Reports, COGS, P&amp;L Reports</text:span></text:p>
      <text:p text:style-name="P17"><text:span text:style-name="T10"><text:tab/><text:tab/>and food cost. Created an Excel spreadsheet to track daily cash</text:span></text:p>
      <text:p text:style-name="P17"><text:span text:style-name="T10"><text:tab/><text:tab/>and labor percentages. Used HotSchedule Software for Scheduling</text:span></text:p>
      <text:p text:style-name="P18"><text:span text:style-name="T10"><text:tab/><text:tab/>and communication tool as well as backend POS System to create</text:span></text:p>
      <text:p text:style-name="P18"><text:span text:style-name="T10"><text:tab/><text:tab/></text:span><text:span text:style-name="T11">and</text:span><text:span text:style-name="T10"> </text:span><text:span text:style-name="T11">a</text:span><text:span text:style-name="T10">dd Job Codes and Pay rates for all new hires and current Team <text:tab/><text:tab/>Members. Inventory Control of all Liqour and Food orders. <text:tab/><text:tab/><text:tab/>Managed the business with an average sales rate of 125,000 per wk.</text:span></text:p>
      <text:p text:style-name="P18"><text:span text:style-name="T10"/></text:p>
      <text:p text:style-name="P18"><text:span text:style-name="T10"/></text:p>
      <text:p text:style-name="P20"><text:span text:style-name="T9">H</text:span><text:span text:style-name="T8">awkers Asian Street Fare</text:span></text:p>
      <text:p text:style-name="P20"><text:span text:style-name="T8">11-11 – 10-2016</text:span></text:p>
      <text:p text:style-name="P20"><text:span text:style-name="T8"/></text:p>
      <text:p text:style-name="P18"><text:span text:style-name="T7"><text:tab/><text:tab/></text:span><text:span text:style-name="T23">Inventory control and record keeping. Knowledge of POS systems <text:tab/><text:tab/>including Restaurant Manager, Aloha, 2Touch, Micros and <text:tab/><text:tab/><text:tab/>restaurant manager. Assigned job codes, pay rates, and start dates on </text:span><text:soft-page-break/><text:span text:style-name="T23"><text:tab/><text:tab/>back end POS systems. Comprehension of P&amp;L reports as well as <text:tab/><text:tab/>E.B.I.T and E.B.I.T.A. reports. Over 4 years of experience using <text:tab/><text:tab/><text:tab/>Ho</text:span><text:span text:style-name="T24">t Schedules Scheduling software.</text:span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9"><text:span text:style-name="T23">Find my Projects on GitHub</text:span></text:p>
      <text:p text:style-name="P19"><text:a xlink:type="simple" xlink:href="https://github.com/newbsaibot" text:style-name="Internet_20_link" text:visited-style-name="Visited_20_Internet_20_Link"><text:span text:style-name="T23">https://github.com/newbsaibot</text:span></text:a></text:p>
      <text:p text:style-name="Standard"><text:span text:style-name="T8"/></text:p>
      <text:p text:style-name="P20"><text:span text:style-name="T8"/></text:p>
      <text:p text:style-name="P14"><text:span text:style-name="T5"/></text:p>
      <text:p text:style-name="P8"><text:span text:style-name="T5"/></text:p>
      <text:p text:style-name="P8"><text:span text:style-name="T5"/></text:p>
      <text:p text:style-name="P8"><text:span text:style-name="T5"><text:tab/><text:tab/></text:span></text:p>
      <text:p text:style-name="P8"/>
      <text:p text:style-name="P7"/>
      <text:p text:style-name="P4"><text:span text:style-name="T3"/></text:p>
      <text:p text:style-name="P4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_d0_f3" svg:font-family="g_d0_f3"/>
    <style:font-face style:name="g_d0_f5" svg:font-family="g_d0_f5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03:27.549780139</meta:creation-date>
    <dc:date>2019-05-21T16:20:12.960679384</dc:date>
    <meta:editing-duration>PT7M24S</meta:editing-duration>
    <meta:editing-cycles>1</meta:editing-cycles>
    <meta:document-statistic meta:table-count="0" meta:image-count="0" meta:object-count="0" meta:page-count="3" meta:paragraph-count="57" meta:word-count="403" meta:character-count="2739" meta:non-whitespace-character-count="2245"/>
    <meta:generator>LibreOffice/6.1.5.2$Linux_X86_64 LibreOffice_project/10$Build-2</meta:generator>
  </office:meta>
</office:document-meta>
</file>